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, Monaco, 'Nimbus Mono L', monospace"/>
    <style:font-face style:name="Courier" svg:font-family="Courier, monospace"/>
    <style:font-face style:name="Georgia" svg:font-family="Georgia, 'Times New Roman', serif"/>
    <style:font-face style:name="Tahoma1" svg:font-family="Tahoma"/>
    <style:font-face style:name="Verdana" svg:font-family="Verdana, Geneva, sans-serif"/>
    <style:font-face style:name="inherit" svg:font-family="inherit"/>
    <style:font-face style:name="Lucida Console1" svg:font-family="'Lucida Console'" style:font-family-generic="roman"/>
    <style:font-face style:name="Courier New" svg:font-family="'Courier New'" style:font-family-generic="modern" style:font-pitch="fixed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officeooo:rsid="000eb9f2" officeooo:paragraph-rsid="00224ba5" style:font-weight-asian="bold" style:font-weight-complex="bold"/>
    </style:style>
    <style:style style:name="P2" style:family="paragraph" style:parent-style-name="Standard">
      <style:text-properties fo:font-weight="bold" officeooo:rsid="000f5c28" officeooo:paragraph-rsid="000f5c28" style:font-weight-asian="bold" style:font-weight-complex="bold"/>
    </style:style>
    <style:style style:name="P3" style:family="paragraph" style:parent-style-name="Standard">
      <style:text-properties fo:font-weight="normal" officeooo:rsid="000eb9f2" officeooo:paragraph-rsid="000eb9f2" style:font-weight-asian="normal" style:font-weight-complex="normal"/>
    </style:style>
    <style:style style:name="P4" style:family="paragraph" style:parent-style-name="Standard">
      <style:text-properties fo:font-weight="normal" officeooo:rsid="000eb9f2" officeooo:paragraph-rsid="00224ba5" style:font-weight-asian="normal" style:font-weight-complex="normal"/>
    </style:style>
    <style:style style:name="P5" style:family="paragraph" style:parent-style-name="Standard">
      <style:text-properties fo:font-weight="normal" officeooo:rsid="000f5c28" officeooo:paragraph-rsid="000f5c28" style:font-weight-asian="normal" style:font-weight-complex="normal"/>
    </style:style>
    <style:style style:name="P6" style:family="paragraph" style:parent-style-name="Standard">
      <style:text-properties fo:font-weight="normal" officeooo:rsid="00110c66" officeooo:paragraph-rsid="00110c66" style:font-weight-asian="normal" style:font-weight-complex="normal"/>
    </style:style>
    <style:style style:name="P7" style:family="paragraph" style:parent-style-name="Standard">
      <style:text-properties fo:font-weight="normal" officeooo:rsid="00110c66" officeooo:paragraph-rsid="001445ca" style:font-weight-asian="normal" style:font-weight-complex="normal"/>
    </style:style>
    <style:style style:name="P8" style:family="paragraph" style:parent-style-name="Standard">
      <style:text-properties fo:font-weight="normal" officeooo:rsid="0017040c" officeooo:paragraph-rsid="0017040c" style:font-weight-asian="normal" style:font-weight-complex="normal"/>
    </style:style>
    <style:style style:name="P9" style:family="paragraph" style:parent-style-name="Standard">
      <style:text-properties fo:font-weight="normal" officeooo:rsid="0017040c" officeooo:paragraph-rsid="002237ef" style:font-weight-asian="normal" style:font-weight-complex="normal"/>
    </style:style>
    <style:style style:name="P10" style:family="paragraph" style:parent-style-name="Standard">
      <style:text-properties fo:font-weight="normal" officeooo:rsid="001ddbbc" officeooo:paragraph-rsid="002237ef" style:font-weight-asian="normal" style:font-weight-complex="normal"/>
    </style:style>
    <style:style style:name="P11" style:family="paragraph" style:parent-style-name="Standard">
      <style:text-properties fo:font-weight="normal" officeooo:rsid="00208ef1" officeooo:paragraph-rsid="00208ef1" style:font-weight-asian="normal" style:font-weight-complex="normal"/>
    </style:style>
    <style:style style:name="P12" style:family="paragraph" style:parent-style-name="Standard">
      <style:text-properties fo:font-weight="normal" officeooo:rsid="002d01e6" officeooo:paragraph-rsid="002d01e6" style:font-weight-asian="normal" style:font-weight-complex="normal"/>
    </style:style>
    <style:style style:name="P13" style:family="paragraph" style:parent-style-name="Standard">
      <style:text-properties fo:font-weight="normal" officeooo:rsid="002dcd65" officeooo:paragraph-rsid="002dcd65" style:font-weight-asian="normal" style:font-weight-complex="normal"/>
    </style:style>
    <style:style style:name="P14" style:family="paragraph" style:parent-style-name="Standard">
      <style:text-properties fo:font-weight="normal" officeooo:rsid="001ddbbc" officeooo:paragraph-rsid="002237ef"/>
    </style:style>
    <style:style style:name="P15" style:family="paragraph" style:parent-style-name="Standard" style:list-style-name="L6">
      <style:text-properties fo:font-weight="normal" officeooo:rsid="001ddbbc" officeooo:paragraph-rsid="002237ef"/>
    </style:style>
    <style:style style:name="P16" style:family="paragraph" style:parent-style-name="Standard">
      <style:text-properties fo:font-weight="normal" officeooo:paragraph-rsid="002237ef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eb9f2" officeooo:paragraph-rsid="00224ba5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eb9f2" officeooo:paragraph-rsid="00279f04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279f04" officeooo:paragraph-rsid="00279f04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bfef1" officeooo:paragraph-rsid="002bfef1" style:font-weight-asian="bold" style:font-weight-complex="bold"/>
    </style:style>
    <style:style style:name="P21" style:family="paragraph" style:parent-style-name="Standard" style:list-style-name="L1">
      <style:text-properties officeooo:paragraph-rsid="000f5c28"/>
    </style:style>
    <style:style style:name="P22" style:family="paragraph" style:parent-style-name="Standard">
      <style:text-properties officeooo:paragraph-rsid="000f5c28"/>
    </style:style>
    <style:style style:name="P23" style:family="paragraph" style:parent-style-name="Standard">
      <style:text-properties officeooo:rsid="000f5c28" officeooo:paragraph-rsid="00224ba5"/>
    </style:style>
    <style:style style:name="P24" style:family="paragraph" style:parent-style-name="Standard" style:list-style-name="L3">
      <style:text-properties officeooo:paragraph-rsid="002237ef"/>
    </style:style>
    <style:style style:name="P25" style:family="paragraph" style:parent-style-name="Standard">
      <style:text-properties officeooo:paragraph-rsid="002237ef"/>
    </style:style>
    <style:style style:name="P26" style:family="paragraph" style:parent-style-name="Standard" style:list-style-name="L7">
      <style:text-properties officeooo:paragraph-rsid="00224ba5"/>
    </style:style>
    <style:style style:name="P27" style:family="paragraph" style:parent-style-name="Standard">
      <style:text-properties style:text-underline-style="none" fo:font-weight="normal" officeooo:rsid="000eb9f2" officeooo:paragraph-rsid="00224ba5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8250d" officeooo:paragraph-rsid="0028250d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bfef1" officeooo:paragraph-rsid="002bfef1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c8656" officeooo:paragraph-rsid="002c8656" style:font-weight-asian="normal" style:font-weight-complex="normal"/>
    </style:style>
    <style:style style:name="P31" style:family="paragraph" style:parent-style-name="Standard" style:list-style-name="L8">
      <style:text-properties officeooo:paragraph-rsid="0028250d"/>
    </style:style>
    <style:style style:name="P32" style:family="paragraph" style:parent-style-name="Standard">
      <style:text-properties officeooo:paragraph-rsid="0028250d"/>
    </style:style>
    <style:style style:name="P33" style:family="paragraph" style:parent-style-name="Standard">
      <style:text-properties officeooo:rsid="0028250d" officeooo:paragraph-rsid="0028250d"/>
    </style:style>
    <style:style style:name="P34" style:family="paragraph" style:parent-style-name="Standard" style:list-style-name="L9">
      <style:text-properties officeooo:paragraph-rsid="002c8656"/>
    </style:style>
    <style:style style:name="P35" style:family="paragraph" style:parent-style-name="Standard">
      <style:paragraph-properties fo:margin-left="0cm" fo:margin-right="0cm" style:line-height-at-least="0.476cm" fo:text-indent="0cm" style:auto-text-indent="false"/>
      <style:text-properties fo:font-weight="normal" officeooo:rsid="0012f0c9" officeooo:paragraph-rsid="001445ca" style:font-weight-asian="normal" style:font-weight-complex="normal"/>
    </style:style>
    <style:style style:name="P36" style:family="paragraph" style:parent-style-name="Standard">
      <style:paragraph-properties fo:margin-left="0cm" fo:margin-right="0cm" style:line-height-at-least="0.476cm" fo:text-indent="0cm" style:auto-text-indent="false"/>
      <style:text-properties fo:color="#000000" fo:font-weight="normal" officeooo:rsid="0012f0c9" officeooo:paragraph-rsid="001445ca" style:font-weight-asian="normal" style:font-weight-complex="normal"/>
    </style:style>
    <style:style style:name="P37" style:family="paragraph" style:parent-style-name="Standard">
      <style:paragraph-properties fo:margin-left="0cm" fo:margin-right="0cm" style:line-height-at-least="0.476cm" fo:text-indent="0cm" style:auto-text-indent="false"/>
      <style:text-properties fo:color="#000000" fo:font-weight="normal" officeooo:rsid="0019667d" officeooo:paragraph-rsid="0019667d" style:font-weight-asian="normal" style:font-weight-complex="normal"/>
    </style:style>
    <style:style style:name="P38" style:family="paragraph" style:parent-style-name="Standard" style:master-page-name="Standard">
      <style:paragraph-properties style:page-number="auto" fo:break-before="page"/>
      <style:text-properties fo:font-weight="bold" officeooo:rsid="000eb9f2" officeooo:paragraph-rsid="00224ba5" style:font-weight-asian="bold" style:font-weight-complex="bold"/>
    </style:style>
    <style:style style:name="P3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eb9f2" officeooo:paragraph-rsid="00279f04" style:font-weight-asian="bold" style:font-weight-complex="bold"/>
    </style:style>
    <style:style style:name="P40" style:family="paragraph" style:parent-style-name="Table_20_Contents">
      <style:text-properties officeooo:rsid="00255f94" officeooo:paragraph-rsid="002d4f72"/>
    </style:style>
    <style:style style:name="P41" style:family="paragraph" style:parent-style-name="Table_20_Contents">
      <style:text-properties officeooo:rsid="002bfef1" officeooo:paragraph-rsid="002bfef1"/>
    </style:style>
    <style:style style:name="P42" style:family="paragraph" style:parent-style-name="Table_20_Contents">
      <style:paragraph-properties fo:margin-left="0cm" fo:margin-right="0cm" style:line-height-at-least="0.476cm" fo:text-indent="0cm" style:auto-text-indent="false"/>
    </style:style>
    <style:style style:name="P43" style:family="paragraph" style:parent-style-name="Table_20_Contents">
      <style:paragraph-properties fo:margin-left="0cm" fo:margin-right="0cm" style:line-height-at-least="0.476cm" fo:text-indent="0cm" style:auto-text-indent="false"/>
      <style:text-properties officeooo:paragraph-rsid="001445ca"/>
    </style:style>
    <style:style style:name="P44" style:family="paragraph" style:parent-style-name="Table_20_Contents">
      <style:paragraph-properties fo:margin-left="0cm" fo:margin-right="0cm" style:line-height-at-least="0.476cm" fo:text-indent="0cm" style:auto-text-indent="false"/>
      <style:text-properties officeooo:paragraph-rsid="002d01e6"/>
    </style:style>
    <style:style style:name="P45" style:family="paragraph" style:parent-style-name="Preformatted_20_Text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 fo:padding="0cm" fo:border="none"/>
    </style:style>
    <style:style style:name="P46" style:family="paragraph" style:parent-style-name="Preformatted_20_Text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 fo:padding="0cm" fo:border="none"/>
      <style:text-properties officeooo:paragraph-rsid="0028cf1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5c28" style:font-weight-asian="normal" style:font-weight-complex="normal"/>
    </style:style>
    <style:style style:name="T3" style:family="text">
      <style:text-properties fo:font-weight="normal" officeooo:rsid="00110c66" style:font-weight-asian="normal" style:font-weight-complex="normal"/>
    </style:style>
    <style:style style:name="T4" style:family="text">
      <style:text-properties fo:font-weight="normal" officeooo:rsid="00224ba5" style:font-weight-asian="normal" style:font-weight-complex="normal"/>
    </style:style>
    <style:style style:name="T5" style:family="text">
      <style:text-properties fo:font-variant="normal" fo:text-transform="none" fo:color="#f14e32" style:font-name="Courier" fo:font-size="10.5pt" fo:letter-spacing="normal" fo:font-style="normal" fo:font-weight="normal"/>
    </style:style>
    <style:style style:name="T6" style:family="text">
      <style:text-properties fo:font-variant="normal" fo:text-transform="none" fo:color="#f14e32" style:font-name="Courier" fo:font-size="10.5pt" fo:letter-spacing="normal" fo:font-style="normal" fo:font-weight="normal" officeooo:rsid="00110c66"/>
    </style:style>
    <style:style style:name="T7" style:family="text">
      <style:text-properties fo:font-variant="normal" fo:text-transform="none" fo:color="#f14e32" style:font-name="Courier" fo:font-size="10.5pt" fo:letter-spacing="normal" fo:font-style="normal" fo:font-weight="normal" officeooo:rsid="0012f0c9"/>
    </style:style>
    <style:style style:name="T8" style:family="text">
      <style:text-properties fo:font-variant="normal" fo:text-transform="none" fo:color="#f14e32" style:font-name="Courier" fo:font-size="10.5pt" fo:letter-spacing="normal" fo:font-style="normal" fo:font-weight="normal" officeooo:rsid="00178e0f"/>
    </style:style>
    <style:style style:name="T9" style:family="text">
      <style:text-properties fo:font-variant="normal" fo:text-transform="none" fo:color="#f14e32" style:font-name="Courier" fo:font-size="10.5pt" fo:letter-spacing="normal" fo:font-style="normal" fo:font-weight="normal" officeooo:rsid="002d01e6"/>
    </style:style>
    <style:style style:name="T10" style:family="text">
      <style:text-properties fo:font-variant="normal" fo:text-transform="none" fo:color="#f14e32" style:font-name="Courier" fo:font-size="10.5pt" fo:letter-spacing="normal" fo:font-style="normal" officeooo:rsid="001445ca"/>
    </style:style>
    <style:style style:name="T11" style:family="text">
      <style:text-properties fo:font-variant="normal" fo:text-transform="none" fo:color="#f14e32" style:font-name="Courier" fo:font-size="10.5pt" fo:letter-spacing="normal" fo:language="zxx" fo:country="none" fo:font-style="normal" fo:font-weight="normal" style:language-asian="zxx" style:country-asian="none" style:language-complex="zxx" style:country-complex="none"/>
    </style:style>
    <style:style style:name="T12" style:family="text">
      <style:text-properties fo:font-variant="normal" fo:text-transform="none" fo:color="#f14e32" style:font-name="Courier" fo:font-size="10.5pt" fo:letter-spacing="normal" fo:language="zxx" fo:country="none" fo:font-style="normal" fo:font-weight="normal" officeooo:rsid="00255f94" style:language-asian="zxx" style:country-asian="none" style:language-complex="zxx" style:country-complex="none"/>
    </style:style>
    <style:style style:name="T13" style:family="text">
      <style:text-properties fo:font-variant="normal" fo:text-transform="none" fo:color="#f14e32" style:font-name="inherit" fo:font-size="10.5pt" fo:letter-spacing="normal" fo:font-style="normal" fo:font-weight="normal"/>
    </style:style>
    <style:style style:name="T14" style:family="text">
      <style:text-properties fo:font-variant="normal" fo:text-transform="none" fo:color="#f14e32" style:font-name="inherit" fo:font-size="10.5pt" fo:letter-spacing="normal" fo:language="zxx" fo:country="none" fo:font-style="normal" fo:font-weight="normal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font-variant="normal" fo:text-transform="none" style:font-name="Courier" fo:font-size="10.5pt" fo:letter-spacing="normal" fo:font-style="normal"/>
    </style:style>
    <style:style style:name="T16" style:family="text">
      <style:text-properties fo:font-variant="normal" fo:text-transform="none" style:font-name="Courier" fo:font-size="10.5pt" fo:letter-spacing="normal" fo:font-style="normal" officeooo:rsid="001445ca"/>
    </style:style>
    <style:style style:name="T17" style:family="text">
      <style:text-properties fo:font-variant="normal" fo:text-transform="none" fo:color="#000000" style:font-name="Verdana" fo:font-size="9pt" fo:letter-spacing="normal" fo:font-style="normal" fo:font-weight="bold"/>
    </style:style>
    <style:style style:name="T18" style:family="text">
      <style:text-properties fo:font-variant="normal" fo:text-transform="none" fo:color="#000000" style:font-name="Verdana" fo:font-size="9pt" fo:letter-spacing="normal" fo:font-style="normal" style:font-weight-asian="normal" style:font-weight-complex="normal"/>
    </style:style>
    <style:style style:name="T19" style:family="text">
      <style:text-properties fo:font-variant="normal" fo:text-transform="none" fo:color="#000000" style:font-name="Verdana" fo:font-size="9pt" fo:letter-spacing="normal" fo:font-style="normal" officeooo:rsid="001ddbbc" style:font-weight-asian="normal" style:font-weight-complex="normal"/>
    </style:style>
    <style:style style:name="T20" style:family="text">
      <style:text-properties fo:font-variant="normal" fo:text-transform="none" fo:color="#000000" style:font-name="Verdana" fo:font-size="9pt" fo:letter-spacing="normal" fo:font-style="normal" officeooo:rsid="00110c66" style:font-weight-asian="normal" style:font-weight-complex="normal"/>
    </style:style>
    <style:style style:name="T21" style:family="text">
      <style:text-properties fo:font-variant="normal" fo:text-transform="none" fo:color="#000000" style:font-name="Verdana" fo:font-size="9pt" fo:letter-spacing="normal" fo:font-style="normal" fo:font-weight="normal" officeooo:rsid="001ddbbc" style:font-weight-asian="normal" style:font-weight-complex="normal"/>
    </style:style>
    <style:style style:name="T22" style:family="text">
      <style:text-properties fo:font-variant="normal" fo:text-transform="none" fo:color="#000000" style:font-name="Verdana" fo:font-size="9pt" fo:letter-spacing="normal" fo:font-style="normal" fo:font-weight="normal" officeooo:rsid="00110c66" style:font-weight-asian="normal" style:font-weight-complex="normal"/>
    </style:style>
    <style:style style:name="T23" style:family="text">
      <style:text-properties fo:font-variant="normal" fo:text-transform="none" fo:color="#000000" style:font-name="Verdana" fo:font-size="9pt" fo:letter-spacing="normal" fo:font-style="normal" officeooo:rsid="001ebf24"/>
    </style:style>
    <style:style style:name="T24" style:family="text">
      <style:text-properties fo:font-variant="normal" fo:text-transform="none" fo:color="#000000" style:font-name="Verdana" fo:font-size="9pt" fo:letter-spacing="normal" fo:font-style="normal" officeooo:rsid="00208ef1"/>
    </style:style>
    <style:style style:name="T25" style:family="text">
      <style:text-properties fo:font-variant="normal" fo:text-transform="none" fo:color="#000000" style:font-name="Times New Roman" fo:font-size="12pt" fo:letter-spacing="normal" fo:language="zxx" fo:country="none" fo:font-style="normal" fo:font-weight="normal" style:font-size-asian="12pt" style:language-asian="zxx" style:country-asian="none" style:font-size-complex="12pt" style:language-complex="zxx" style:country-complex="none"/>
    </style:style>
    <style:style style:name="T26" style:family="text"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2d4f72" style:font-size-asian="12pt" style:language-asian="zxx" style:country-asian="none" style:font-size-complex="12pt" style:language-complex="zxx" style:country-complex="none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fo:font-weight="normal" officeooo:rsid="0028cf11" style:font-size-asian="10.5pt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font-style="normal" fo:font-weight="normal" officeooo:rsid="0028cf11" style:font-size-asian="12pt" style:font-size-complex="12pt"/>
    </style:style>
    <style:style style:name="T29" style:family="text">
      <style:text-properties officeooo:rsid="0012f0c9"/>
    </style:style>
    <style:style style:name="T30" style:family="text">
      <style:text-properties officeooo:rsid="001ad773"/>
    </style:style>
    <style:style style:name="T31" style:family="text">
      <style:text-properties officeooo:rsid="001c2378"/>
    </style:style>
    <style:style style:name="T32" style:family="text">
      <style:text-properties officeooo:rsid="001ddbbc" style:font-weight-asian="normal" style:font-weight-complex="normal"/>
    </style:style>
    <style:style style:name="T33" style:family="text">
      <style:text-properties officeooo:rsid="00110c66" style:font-weight-asian="normal" style:font-weight-complex="normal"/>
    </style:style>
    <style:style style:name="T34" style:family="text">
      <style:text-properties officeooo:rsid="00218fa8"/>
    </style:style>
    <style:style style:name="T35" style:family="text">
      <style:text-properties officeooo:rsid="00224ba5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officeooo:rsid="0022ec93"/>
    </style:style>
    <style:style style:name="T38" style:family="text">
      <style:text-properties officeooo:rsid="0024d754"/>
    </style:style>
    <style:style style:name="T39" style:family="text">
      <style:text-properties officeooo:rsid="00270244"/>
    </style:style>
    <style:style style:name="T40" style:family="text">
      <style:text-properties officeooo:rsid="0028250d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style:text-underline-style="none" fo:font-weight="normal" officeooo:rsid="0028250d" style:font-weight-asian="normal" style:font-weight-complex="normal"/>
    </style:style>
    <style:style style:name="T43" style:family="text">
      <style:text-properties style:text-underline-style="none" fo:font-weight="normal" officeooo:rsid="002c8656" style:font-weight-asian="normal" style:font-weight-complex="normal"/>
    </style:style>
    <style:style style:name="T44" style:family="text">
      <style:text-properties officeooo:rsid="002d4f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GIT</text:p>
      <text:p text:style-name="P1"/>
      <text:p text:style-name="P27">Este documento tem por objetivo descrever <text:span text:style-name="T35">o procedimento de instalação e configuração básica do Git em máquinas windows. Além disso ele define</text:span> o workflow <text:span text:style-name="T35">e boas práticas no</text:span> uso do Git em projetos desenvolvidos pela equipe do <text:span text:style-name="T37">Nú</text:span>cleo de <text:span text:style-name="T37">S</text:span>istemas da DPE.</text:p>
      <text:p text:style-name="P27"/>
      <text:p text:style-name="P2"><text:span text:style-name="T36">Instalando e configurando o Git</text:span></text:p>
      <text:p text:style-name="P2"/>
      <text:p text:style-name="P5">Aqui será explicada apenas a instalação em Windows. O seguinte tutorial deve ser seguido, ele pertence à documentação oficial do git:</text:p>
      <text:list xml:id="list2284346329216583665" text:style-name="L1">
        <text:list-item>
          <text:p text:style-name="P21"><text:a xlink:type="simple" xlink:href="http://git-scm.com/book/en/Getting-Started-Installing-Git#Installing-on-Windows"><text:span text:style-name="T2">http://git-scm.com/book/en/Getting-Started-Installing-Git#Installing-on-Windows</text:span></text:a></text:p>
        </text:list-item>
      </text:list>
      <text:p text:style-name="P22"><text:span text:style-name="T2"/></text:p>
      <text:p text:style-name="P23"><text:span text:style-name="T1">Após instalado conforme as instruções do tutorial, deve-se realizar as configurações globais básicas, </text:span><text:span text:style-name="T4">conforme:</text:span></text:p>
      <text:list xml:id="list5767076605646169395" text:style-name="L7">
        <text:list-item>
          <text:p text:style-name="P26"><text:span text:style-name="T3">http://git-scm.com/book/en/Getting-Started-First-Time-Git-Setup</text:span><text:span text:style-name="T2"> </text:span></text:p>
        </text:list-item>
      </text:list>
      <text:p text:style-name="P3"/>
      <text:p text:style-name="P12">Listando as configurações atuais.</text:p>
      <text:p text:style-name="P13">O parâmetro '--global': as configurações se aplicam a todos os repositórios daquele usuário. Pode-se usar '--system' para configurações de todos os repositórios de todos os usuários do sistema, ou não passar qualquer parâmetro, assim o git config irá entender que a configuração se aplicar apenas ao repositório corrente (por isso deve estar dentro de um repositório ou executar este comando sem parâmetros).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44"><text:span text:style-name="T5">git config --global --</text:span><text:span text:style-name="T9">list</text:span></text:p>
          </table:table-cell>
        </table:table-row>
      </table:table>
      <text:p text:style-name="P12"/>
      <text:p text:style-name="P3"/>
      <text:p text:style-name="P6">Configura<text:span text:style-name="T29">ndo</text:span> seu nome de usuário e email.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6"><text:span text:style-name="T15">Com o prompt de comando aberto (</text:span><text:span text:style-name="T16">é recomendado o uso do Git Bash ou Cygwin) digite os seguintes comandos.</text:span></text:p>
            <text:p text:style-name="P35"><text:span text:style-name="T10"/></text:p>
            <text:p text:style-name="P42"><text:span text:style-name="T5">git config --global user.name "</text:span><text:span text:style-name="T6">Seu nome</text:span><text:span text:style-name="T5">"</text:span> </text:p>
            <text:p text:style-name="P42"><text:span text:style-name="T5">git config --global user.email </text:span><text:span text:style-name="T7">seuemail</text:span><text:span text:style-name="T5">@</text:span><text:span text:style-name="T7">defensoria.rs.gov.br</text:span> </text:p>
          </table:table-cell>
        </table:table-row>
      </table:table>
      <text:p text:style-name="P6"/>
      <text:p text:style-name="P8">O Git para Windows vem com o editor de texto, a ferramenta de diff pré-configuradas. São elas vim e vimdiff.</text:p>
      <text:p text:style-name="P8">Estas ferramentas podem ser mudadas, no caso do vimdiff, que é uma ferramenta de difícil manuseio, esta mudança é bastante recomendada.</text:p>
      <text:p text:style-name="P8"/>
      <text:p text:style-name="P9"><text:span text:style-name="T30">Configurando</text:span> o editor de <text:span text:style-name="T31">diff e de merge</text:span>: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0">DiffMerge:</text:p>
            <text:p text:style-name="P16"><text:span text:style-name="T32"><text:tab/>Para usuários do </text:span><text:span text:style-name="T17">MsysGit</text:span><text:span text:style-name="T18">, </text:span><text:span text:style-name="T19">seguir este tutorial: </text:span></text:p>
            <text:list xml:id="list7825220215005648161" text:style-name="L3">
              <text:list-item>
                <text:p text:style-name="P24"><text:a xlink:type="simple" xlink:href="http://sourcegear.com/diffmerge/webhelp/sec__git__windows__msysgit.html"><text:span text:style-name="T21">http://sourcegear.com/diffmerge/webhelp/sec__git__windows__msysgit.html</text:span></text:a></text:p>
              </text:list-item>
            </text:list>
            <text:p text:style-name="P25"><text:span text:style-name="T22"/></text:p>
            <text:p text:style-name="P16"><text:span text:style-name="T33"><text:tab/>Para usuários do </text:span><text:span text:style-name="T17">Cygwin</text:span><text:span text:style-name="T20">, </text:span><text:span text:style-name="T19">seguir este tutorial:</text:span></text:p>
            <text:list xml:id="list1888611965770460041" text:style-name="L6">
              <text:list-item>
                <text:p text:style-name="P15"><text:a xlink:type="simple" xlink:href="http://sourcegear.com/diffmerge/webhelp/sec__git__windows__cygwin.html"><text:span text:style-name="T18">http://sourcegear.com/diffmerge/webhelp/sec__git__windows__cygwin.html</text:span></text:a></text:p>
              </text:list-item>
            </text:list>
            <text:p text:style-name="P14"><text:span text:style-name="T19"/></text:p>
            <text:p text:style-name="P14"><text:span text:style-name="T19"/></text:p>
            <text:p text:style-name="P9"><text:span text:style-name="T23">Existem muitas outras opções de ferramentas e cada um pode configurar a que </text:span><text:span text:style-name="T24">julgar melhor</text:span><text:span text:style-name="T23"> (tortoisemerge, p4pmerge, kdiff3, emerge, meld, openDiff, etc).</text:span></text:p>
          </table:table-cell>
        </table:table-row>
      </table:table>
      <text:p text:style-name="P9"><text:span text:style-name="T23"/></text:p>
      <text:p text:style-name="P8"/>
      <text:p text:style-name="P8"><text:span text:style-name="T30">Configurando</text:span> o editor de texto <text:span text:style-name="T34">(opcional)</text:span>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6"><text:span text:style-name="T15">Com o prompt de comando aberto (</text:span><text:span text:style-name="T16">é recomendado o uso do Git Bash ou Cygwin) </text:span><text:soft-page-break/><text:span text:style-name="T16">digite os seguintes comandos.</text:span></text:p>
            <text:p text:style-name="P37"><text:span text:style-name="T16">N</text:span><text:span text:style-name="T15">o lugar de &lt;EDITOR_NAME&gt; coloque o nome/caminho da ferramenta de sua preferência.</text:span></text:p>
            <text:p text:style-name="P35"><text:span text:style-name="T10"/></text:p>
            <text:p text:style-name="P43"><text:span text:style-name="T5">git </text:span><text:span text:style-name="T11">config</text:span><text:span text:style-name="T5"> --global core.editor </text:span><text:span text:style-name="T8">&lt;EDITOR_NAME&gt;</text:span></text:p>
          </table:table-cell>
        </table:table-row>
      </table:table>
      <text:p text:style-name="P7"/>
      <text:p text:style-name="P11">Habilitando as cores do Git (opcional). Isto irá deixar as saídas dos seus comandos Git com cores, o que ajuda na leitura.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2"><text:span text:style-name="T5">git config --</text:span><text:span text:style-name="T12">global</text:span><text:span text:style-name="T5"> color.ui true</text:span> </text:p>
          </table:table-cell>
        </table:table-row>
      </table:table>
      <text:p text:style-name="P19"><text:span text:style-name="T38">C</text:span>lonando um <text:span text:style-name="T40">repositório</text:span>:</text:p>
      <text:p text:style-name="P19"/>
      <text:p text:style-name="P28">O processo de clonar um repositório nada mais é que criar uma cópia de algum repositório remoto ou até mesmo local.</text:p>
      <text:p text:style-name="P28">Para mais informações sobre este comando:</text:p>
      <text:list xml:id="list8614129589627048983" text:style-name="L8">
        <text:list-item>
          <text:p text:style-name="P31"><text:a xlink:type="simple" xlink:href="http://git-scm.com/docs/git-clone"><text:span text:style-name="T42">http://git-scm.com/docs/git-clone</text:span></text:a></text:p>
        </text:list-item>
      </text:list>
      <text:p text:style-name="P32"><text:span text:style-name="T42"/></text:p>
      <text:p text:style-name="P33"><text:span text:style-name="T41">Exemplo: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46"><text:span text:style-name="Teletype"><text:span text:style-name="T27">O comando abaixo irá clonar o repositório remoto "linux.git" na pasta "my-linux".</text:span></text:span></text:p>
            <text:p text:style-name="P46"><text:span text:style-name="Teletype"><text:span text:style-name="T27">A URL irá definir o protocolo de transporte (ssh, git, http, https, ftp, ftps e </text:span></text:span><text:span text:style-name="Teletype"><text:span text:style-name="T28">rsync</text:span></text:span><text:span text:style-name="Teletype"><text:span text:style-name="T27">) o endereço do servidor e o caminho até o repositório (caminho até o arquivo ".git").</text:span></text:span></text:p>
            <text:p text:style-name="P45"><text:span text:style-name="Teletype"><text:span text:style-name="T13"/></text:span></text:p>
            <text:p text:style-name="P45"><text:span text:style-name="Teletype"><text:span text:style-name="T13">git clone git://git.kernel.org/pub/scm/linux.git my-linux</text:span></text:span></text:p>
          </table:table-cell>
        </table:table-row>
      </table:table>
      <text:p text:style-name="P33"><text:span text:style-name="T41"/></text:p>
      <text:p text:style-name="P33"><text:span text:style-name="T41"/></text:p>
      <text:p text:style-name="P20">Criando Alias</text:p>
      <text:p text:style-name="P20"/>
      <text:p text:style-name="P29">O Git oferece algumas facilidades para o seu uso em linha de comando. Uma delas é a possibilidade <text:s/>de se criar alias para comandos mais usados ou muito complexos (que possuam vários parâmetros).</text:p>
      <text:p text:style-name="P30">Neste link podes-se encontrar uma explicação mais completa sobre aliases (inclusive a nível de shell, caso a sua shell suporte):</text:p>
      <text:list xml:id="list8217990803456869851" text:style-name="L9">
        <text:list-item>
          <text:p text:style-name="P34"><text:a xlink:type="simple" xlink:href="http://githowto.com/aliases"><text:span text:style-name="T43">http://githowto.com/aliases</text:span></text:a></text:p>
          <text:p text:style-name="P34"><text:span text:style-name="T43"/></text:p>
        </text:list-item>
      </text:list>
      <text:p text:style-name="P29">Abaixo segue uma lista dos mais usados: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41">Assim, ao invés de digitar "git checkout meu_branch" pode fazer apenas "git co meu_branch".</text:p>
            <text:p text:style-name="Table_20_Contents"/>
            <text:p text:style-name="P41"><text:span text:style-name="Teletype"><text:span text:style-name="T14">git config --global alias.co checkout</text:span></text:span></text:p>
            <text:p text:style-name="P41"><text:span text:style-name="Teletype"><text:span text:style-name="T14">git config --global alias.ci commit</text:span></text:span></text:p>
            <text:p text:style-name="P41"><text:span text:style-name="Teletype"><text:span text:style-name="T14">git config --global alias.st status</text:span></text:span></text:p>
            <text:p text:style-name="P41"><text:span text:style-name="Teletype"><text:span text:style-name="T14">git config --global alias.br branch</text:span></text:span></text:p>
            <text:p text:style-name="P41"><text:span text:style-name="Teletype"><text:span text:style-name="T14">git config --global alias.hist 'log --pretty=format:"%h %ad | %s%d [%an]" --graph --date=short'</text:span></text:span></text:p>
          </table:table-cell>
        </table:table-row>
      </table:table>
      <text:p text:style-name="P29"/>
      <text:p text:style-name="P18"/>
      <text:p text:style-name="P39"/>
      <text:p text:style-name="P17">W<text:span text:style-name="T38">orkflow</text:span> G<text:span text:style-name="T38">it</text:span></text:p>
      <text:p text:style-name="P1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0">1. Criar um branch local, apartir do master, e fazer a implementação desejada:</text:p>
            <text:p text:style-name="P40"><text:s text:c="13"/><text:span text:style-name="T44"># branch atual: master</text:span><text:line-break/> <text:s text:c="12"/><text:span text:style-name="T11">git checkout -b meu_branch</text:span> <text:line-break/>2. Após terminar a implementação, amassar todos os commits parciais em um commit que será integrado.<text:line-break/> <text:s text:c="12"/><text:span text:style-name="T44"># branch atual: meu_branch</text:span></text:p>
            <text:p text:style-name="P40"><text:span text:style-name="T11"><text:s text:c="6"/>git rebase -i</text:span><text:line-break/>3. Atualizar o branch origin/master com o código mais atual do remoto:<text:line-break/> <text:s text:c="12"/><text:span text:style-name="T44"># branch atual: meu_branch</text:span></text:p>
            <text:p text:style-name="P40"><text:span text:style-name="T11"><text:s text:c="6"/>git fetch</text:span><text:line-break/>4. Atualizar o código do seu branch de desenvolvimento com o código trazido do remoto:</text:p>
            <text:p text:style-name="P40"><text:span text:style-name="T44"><text:s text:c="12"/># branch atual: meu_branch</text:span><text:line-break/><text:tab/><text:span text:style-name="T11">git rebase origin/master</text:span><text:line-break/><text:tab/>Neste momento poderão ocorrer conflitos, <text:span text:style-name="T39">caso eles ocorram</text:span>:<text:line-break/><text:tab/><text:tab/>#resolver os conflitos com a ferramenta configurada:</text:p>
            <text:p text:style-name="P40"><text:span text:style-name="T44"><text:s text:c="24"/># branch atual: meu_branch</text:span> <text:s text:c="23"/></text:p>
            <text:p text:style-name="P40"><text:span text:style-name="T11"><text:s text:c="11"/>git mergetool</text:span></text:p>
            <text:p text:style-name="P40"><text:span text:style-name="T11"><text:s text:c="11"/></text:span><text:span text:style-name="T25">#Após resolvidos todos os conflitos, finalizar o rebase:</text:span></text:p>
            <text:p text:style-name="P40"><text:span text:style-name="T26"><text:s text:c="23"/># branch atual: meu_branch</text:span><text:span text:style-name="T25"> </text:span><text:line-break/> <text:s text:c="22"/><text:span text:style-name="T11">git rebase --continue</text:span><text:line-break/>5. fazer o push para o branch master do origin:</text:p>
            <text:p text:style-name="P40"><text:span text:style-name="T26"><text:s text:c="12"/># branch atual: meu_branch</text:span><text:span text:style-name="T25"> <text:s text:c="23"/></text:span><text:line-break/><text:tab/><text:span text:style-name="T11">git push origin meu_branch:master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, Monaco, 'Nimbus Mono L', monospace"/>
    <style:font-face style:name="Courier" svg:font-family="Courier, monospace"/>
    <style:font-face style:name="Georgia" svg:font-family="Georgia, 'Times New Roman', serif"/>
    <style:font-face style:name="Tahoma1" svg:font-family="Tahoma"/>
    <style:font-face style:name="Verdana" svg:font-family="Verdana, Geneva, sans-serif"/>
    <style:font-face style:name="inherit" svg:font-family="inherit"/>
    <style:font-face style:name="Lucida Console1" svg:font-family="'Lucida Console'" style:font-family-generic="roman"/>
    <style:font-face style:name="Courier New" svg:font-family="'Courier New'" style:font-family-generic="modern" style:font-pitch="fixed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egoe UI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3M54S</meta:editing-duration>
    <meta:editing-cycles>31</meta:editing-cycles>
    <meta:generator>LibreOffice/4.1.2.3$Windows_x86 LibreOffice_project/40b2d7fde7e8d2d7bc5a449dc65df4d08a7dd38</meta:generator>
    <dc:date>2014-02-06T10:08:02.351000000</dc:date>
    <meta:document-statistic meta:table-count="8" meta:image-count="0" meta:object-count="0" meta:page-count="3" meta:paragraph-count="60" meta:word-count="701" meta:character-count="4889" meta:non-whitespace-character-count="4028"/>
    <meta:user-defined meta:name="Info 1"/>
    <meta:user-defined meta:name="Info 2"/>
    <meta:user-defined meta:name="Info 3"/>
    <meta:user-defined meta:name="Info 4"/>
  </office:meta>
</office:document-meta>
</file>